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text-align="center" style:justify-single-word="false"/>
      <style:text-properties officeooo:paragraph-rsid="001356b6"/>
    </style:style>
    <style:style style:name="P2" style:family="paragraph" style:parent-style-name="Heading_20_5">
      <style:paragraph-properties fo:text-align="start" style:justify-single-word="false"/>
      <style:text-properties officeooo:paragraph-rsid="001356b6"/>
    </style:style>
    <style:style style:name="P3" style:family="paragraph" style:parent-style-name="Text_20_body">
      <style:paragraph-properties fo:text-align="center" style:justify-single-word="false"/>
    </style:style>
    <style:style style:name="P4" style:family="paragraph" style:parent-style-name="Horizontal_20_Line">
      <style:paragraph-properties fo:text-align="center" style:justify-single-word="false"/>
      <style:text-properties style:font-name="FreeSans1"/>
    </style:style>
    <style:style style:name="P5" style:family="paragraph" style:parent-style-name="Heading_20_4">
      <style:paragraph-properties fo:text-align="center" style:justify-single-word="false"/>
    </style:style>
    <style:style style:name="P6" style:family="paragraph" style:parent-style-name="Text_20_body">
      <style:paragraph-properties fo:text-align="center" style:justify-single-word="false"/>
      <style:text-properties style:font-name="FreeSans1"/>
    </style:style>
    <style:style style:name="P7" style:family="paragraph" style:parent-style-name="Text_20_body" style:list-style-name="L1">
      <style:paragraph-properties fo:text-align="center" style:justify-single-word="false"/>
    </style:style>
    <style:style style:name="P8" style:family="paragraph" style:parent-style-name="Text_20_body" style:list-style-name="L2">
      <style:paragraph-properties fo:text-align="center" style:justify-single-word="false"/>
      <style:text-properties style:font-name="FreeSans1"/>
    </style:style>
    <style:style style:name="P9" style:family="paragraph" style:parent-style-name="Text_20_body" style:list-style-name="L3">
      <style:paragraph-properties fo:text-align="center" style:justify-single-word="false"/>
      <style:text-properties style:font-name="FreeSans1"/>
    </style:style>
    <style:style style:name="P10" style:family="paragraph" style:parent-style-name="Text_20_body" style:list-style-name="L4">
      <style:paragraph-properties fo:text-align="center" style:justify-single-word="false"/>
      <style:text-properties style:font-name="FreeSans1"/>
    </style:style>
    <style:style style:name="P11" style:family="paragraph" style:parent-style-name="Text_20_body" style:list-style-name="L5">
      <style:paragraph-properties fo:text-align="center" style:justify-single-word="false"/>
      <style:text-properties style:font-name="FreeSans1"/>
    </style:style>
    <style:style style:name="P12" style:family="paragraph" style:parent-style-name="Text_20_body" style:list-style-name="L6">
      <style:paragraph-properties fo:text-align="center" style:justify-single-word="false"/>
      <style:text-properties style:font-name="FreeSans1"/>
    </style:style>
    <style:style style:name="P13" style:family="paragraph" style:parent-style-name="Text_20_body" style:list-style-name="L7">
      <style:paragraph-properties fo:text-align="center" style:justify-single-word="false"/>
      <style:text-properties style:font-name="FreeSans1"/>
    </style:style>
    <style:style style:name="P14" style:family="paragraph" style:parent-style-name="Text_20_body" style:list-style-name="L8">
      <style:paragraph-properties fo:text-align="center" style:justify-single-word="false"/>
      <style:text-properties style:font-name="FreeSans1"/>
    </style:style>
    <style:style style:name="P15" style:family="paragraph" style:parent-style-name="Standard">
      <style:paragraph-properties fo:text-align="center" style:justify-single-word="false"/>
      <style:text-properties style:font-name="FreeSans1"/>
    </style:style>
    <style:style style:name="P16" style:family="paragraph" style:parent-style-name="Heading_20_3">
      <style:paragraph-properties fo:text-align="center" style:justify-single-word="false"/>
      <style:text-properties style:font-name="FreeSans1"/>
    </style:style>
    <style:style style:name="P17" style:family="paragraph" style:parent-style-name="Standard">
      <style:paragraph-properties fo:text-align="center" style:justify-single-word="false"/>
      <style:text-properties style:font-name="FreeSans1" officeooo:rsid="001356b6" officeooo:paragraph-rsid="001356b6"/>
    </style:style>
    <style:style style:name="P18" style:family="paragraph" style:parent-style-name="Heading_20_4">
      <style:paragraph-properties fo:text-align="center" style:justify-single-word="false"/>
      <style:text-properties officeooo:rsid="001356b6" officeooo:paragraph-rsid="001356b6"/>
    </style:style>
    <style:style style:name="P19" style:family="paragraph" style:parent-style-name="Text_20_body">
      <style:paragraph-properties fo:text-align="center" style:justify-single-word="false"/>
      <style:text-properties officeooo:rsid="001356b6"/>
    </style:style>
    <style:style style:name="P20" style:family="paragraph" style:parent-style-name="Horizontal_20_Line">
      <style:paragraph-properties fo:text-align="center" style:justify-single-word="false"/>
      <style:text-properties style:font-name="FreeSans1" officeooo:rsid="001356b6"/>
    </style:style>
    <style:style style:name="P21" style:family="paragraph" style:parent-style-name="Heading_20_4">
      <style:paragraph-properties fo:text-align="center" style:justify-single-word="false"/>
      <style:text-properties officeooo:rsid="001356b6"/>
    </style:style>
    <style:style style:name="P22" style:family="paragraph" style:parent-style-name="Text_20_body" style:list-style-name="L9">
      <style:paragraph-properties fo:text-align="center" style:justify-single-word="false"/>
      <style:text-properties style:font-name="FreeSans1" officeooo:rsid="001356b6"/>
    </style:style>
    <style:style style:name="P23" style:family="paragraph" style:parent-style-name="Standard">
      <style:paragraph-properties fo:text-align="center" style:justify-single-word="false"/>
      <style:text-properties style:font-name="FreeSans1" fo:font-weight="bold" officeooo:rsid="001356b6" officeooo:paragraph-rsid="001498f8" style:font-weight-asian="bold" style:font-weight-complex="bold"/>
    </style:style>
    <style:style style:name="P24" style:family="paragraph" style:parent-style-name="Standard">
      <style:paragraph-properties fo:text-align="start" style:justify-single-word="false"/>
      <style:text-properties style:font-name="FreeSans1" fo:font-weight="normal" officeooo:rsid="001356b6" officeooo:paragraph-rsid="001356b6" style:font-weight-asian="normal" style:font-weight-complex="normal"/>
    </style:style>
    <style:style style:name="P25" style:family="paragraph" style:parent-style-name="Standard">
      <style:paragraph-properties fo:text-align="start" style:justify-single-word="false"/>
      <style:text-properties style:font-name="FreeSans1" fo:font-weight="bold" officeooo:rsid="001356b6" officeooo:paragraph-rsid="001356b6" style:font-weight-asian="bold" style:font-weight-complex="bold"/>
    </style:style>
    <style:style style:name="P26" style:family="paragraph" style:parent-style-name="Standard">
      <style:paragraph-properties fo:text-align="center" style:justify-single-word="false"/>
      <style:text-properties style:font-name="FreeSans1" officeooo:paragraph-rsid="001356b6"/>
    </style:style>
    <style:style style:name="P27" style:family="paragraph" style:parent-style-name="Standard">
      <style:paragraph-properties fo:text-align="start" style:justify-single-word="false"/>
      <style:text-properties style:font-name="FreeSans1" fo:font-weight="bold" officeooo:paragraph-rsid="001356b6" style:font-weight-asian="bold" style:font-weight-complex="bold"/>
    </style:style>
    <style:style style:name="P28" style:family="paragraph" style:parent-style-name="Standard">
      <style:paragraph-properties fo:text-align="start" style:justify-single-word="false"/>
      <style:text-properties style:font-name="FreeSans1" fo:font-weight="normal" officeooo:paragraph-rsid="001356b6" style:font-weight-asian="normal" style:font-weight-complex="normal"/>
    </style:style>
    <style:style style:name="P29" style:family="paragraph" style:parent-style-name="Standard">
      <style:paragraph-properties fo:text-align="center" style:justify-single-word="false"/>
      <style:text-properties style:font-name="FreeSans1" officeooo:paragraph-rsid="001498f8"/>
    </style:style>
    <style:style style:name="P30" style:family="paragraph" style:parent-style-name="Standard">
      <style:paragraph-properties fo:text-align="center" style:justify-single-word="false"/>
      <style:text-properties style:font-name="FreeSans1" officeooo:paragraph-rsid="0015253c"/>
    </style:style>
    <style:style style:name="P31" style:family="paragraph" style:parent-style-name="Standard">
      <style:paragraph-properties fo:text-align="center" style:justify-single-word="false"/>
      <style:text-properties style:font-name="FreeSans1" fo:font-weight="bold" officeooo:paragraph-rsid="0015253c" style:font-weight-asian="bold" style:font-weight-complex="bold"/>
    </style:style>
    <style:style style:name="P32" style:family="paragraph" style:parent-style-name="Standard">
      <style:paragraph-properties fo:text-align="start" style:justify-single-word="false"/>
      <style:text-properties style:font-name="FreeSans1" fo:font-weight="normal" officeooo:paragraph-rsid="0015253c" style:font-weight-asian="normal" style:font-weight-complex="normal"/>
    </style:style>
    <style:style style:name="P33" style:family="paragraph" style:parent-style-name="Standard">
      <style:paragraph-properties fo:text-align="center" style:justify-single-word="false"/>
      <style:text-properties style:font-name="FreeSans1" fo:font-weight="bold" officeooo:rsid="001356b6" officeooo:paragraph-rsid="0015253c" style:font-weight-asian="bold" style:font-weight-complex="bold"/>
    </style:style>
    <style:style style:name="P34" style:family="paragraph" style:parent-style-name="Standard">
      <style:paragraph-properties fo:text-align="center" style:justify-single-word="false"/>
      <style:text-properties style:font-name="FreeSans1" fo:font-weight="normal" officeooo:paragraph-rsid="0015253c" style:font-weight-asian="normal" style:font-weight-complex="normal"/>
    </style:style>
    <style:style style:name="P35" style:family="paragraph" style:parent-style-name="Text_20_body">
      <style:paragraph-properties fo:text-align="center" style:justify-single-word="false"/>
      <style:text-properties style:font-name="FreeSans1" fo:font-weight="normal" officeooo:paragraph-rsid="0015253c" style:font-weight-asian="normal" style:font-weight-complex="normal"/>
    </style:style>
    <style:style style:name="P36" style:family="paragraph" style:parent-style-name="Standard">
      <style:paragraph-properties fo:text-align="start" style:justify-single-word="false"/>
      <style:text-properties style:font-name="FreeSans1" fo:font-weight="bold" officeooo:paragraph-rsid="0015253c" style:font-weight-asian="bold" style:font-weight-complex="bold"/>
    </style:style>
    <style:style style:name="P37" style:family="paragraph" style:parent-style-name="Standard">
      <style:paragraph-properties fo:text-align="start" style:justify-single-word="false"/>
      <style:text-properties style:font-name="FreeSans1" fo:font-weight="normal" officeooo:rsid="0015253c" officeooo:paragraph-rsid="0015253c" style:font-weight-asian="normal" style:font-weight-complex="normal"/>
    </style:style>
    <style:style style:name="T1" style:family="text">
      <style:text-properties style:font-name="FreeSans1"/>
    </style:style>
    <style:style style:name="T2" style:family="text">
      <style:text-properties style:font-name="FreeSans1" officeooo:rsid="001356b6"/>
    </style:style>
    <style:style style:name="T3" style:family="text">
      <style:text-properties style:font-name="FreeSans1" officeooo:rsid="00162156"/>
    </style:style>
    <style:style style:name="T4" style:family="text">
      <style:text-properties style:font-name="FreeSans1" officeooo:rsid="0016219e"/>
    </style:style>
    <style:style style:name="T5" style:family="text">
      <style:text-properties style:font-name="FreeSans1" officeooo:rsid="0017c151"/>
    </style:style>
    <style:style style:name="T6" style:family="text">
      <style:text-properties style:font-name="FreeSans1" officeooo:rsid="00165dbc"/>
    </style:style>
    <style:style style:name="T7" style:family="text">
      <style:text-properties style:font-name="FreeSans1"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1498f8"/>
    </style:style>
    <style:style style:name="T10" style:family="text">
      <style:text-properties fo:font-weight="bold" officeooo:rsid="001356b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bold" officeooo:rsid="001498f8" style:font-weight-asian="bold" style:font-weight-complex="bold"/>
    </style:style>
    <style:style style:name="T13" style:family="text">
      <style:text-properties fo:font-weight="normal" officeooo:rsid="001356b6" style:font-weight-asian="normal" style:font-weight-complex="normal"/>
    </style:style>
    <style:style style:name="T14" style:family="text">
      <style:text-properties fo:font-weight="normal" officeooo:rsid="001498f8" style:font-weight-asian="normal" style:font-weight-complex="normal"/>
    </style:style>
    <style:style style:name="T15" style:family="text">
      <style:text-properties fo:font-style="normal" fo:font-weight="bold" officeooo:rsid="001498f8" style:font-style-asian="normal" style:font-weight-asian="bold" style:font-style-complex="normal" style:font-weight-complex="bold"/>
    </style:style>
    <style:style style:name="T16" style:family="text">
      <style:text-properties fo:font-weight="bold" officeooo:rsid="0015253c" style:font-weight-asian="bold" style:font-weight-complex="bold"/>
    </style:style>
    <style:style style:name="T17" style:family="text">
      <style:text-properties officeooo:rsid="0015253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text:span text:style-name="Strong_20_Emphasis"><text:span text:style-name="T1"><text:line-break/></text:span></text:span><text:span text:style-name="Strong_20_Emphasis"><text:span text:style-name="T2">I have created this guide for researchers, developers and students who will use QOA in practial applications, I </text:span></text:span><text:span text:style-name="Strong_20_Emphasis"><text:span text:style-name="T3">ha</text:span></text:span><text:span text:style-name="Strong_20_Emphasis"><text:span text:style-name="T2">ve designed it to interact with Quantum and/or Optical systems in the same way classical </text:span></text:span><text:span text:style-name="Strong_20_Emphasis"><text:span text:style-name="T4">risc syntax based </text:span></text:span><text:span text:style-name="Strong_20_Emphasis"><text:span text:style-name="T2">assembly could manipulate electrons in transistors. I hope whoever reads this guide finds it useful.<text:line-break/></text:span></text:span></text:h>
      <text:h text:style-name="P2" text:outline-level="5" text:is-list-header="true"><text:span text:style-name="Strong_20_Emphasis"><text:span text:style-name="T2">Sincerely, Rayan</text:span></text:span></text:h>
      <text:h text:style-name="P2" text:outline-level="5" text:is-list-header="true"><text:span text:style-name="Strong_20_Emphasis"><text:span text:style-name="T1"/></text:span></text:h>
      <text:h text:style-name="P1" text:outline-level="5" text:is-list-header="true"><text:span text:style-name="Strong_20_Emphasis"><text:span text:style-name="T4">Base Syntax / </text:span></text:span><text:span text:style-name="Strong_20_Emphasis"><text:span text:style-name="T5">Operations </text:span></text:span><text:span text:style-name="Strong_20_Emphasis"><text:span text:style-name="T6">Overview:<text:line-break/> </text:span></text:span><text:span text:style-name="Strong_20_Emphasis"><text:span text:style-name="T5">(Not done yet, more operations might be added in the future)</text:span></text:span><text:span text:style-name="Strong_20_Emphasis"><text:span text:style-name="T1"><text:line-break/><text:line-break/>INIT QUBIT n</text:span></text:span></text:h>
      <text:p text:style-name="P3"><text:span text:style-name="T1">Initializes qubit </text:span><text:span text:style-name="Source_20_Text"><text:span text:style-name="T1">n</text:span></text:span><text:span text:style-name="T1"> to state |0⟩.</text:span></text:p>
      <text:p text:style-name="P4"/>
      <text:h text:style-name="P5" text:outline-level="4"><text:span text:style-name="Strong_20_Emphasis"><text:span text:style-name="T1">APPLY_GATE G n</text:span></text:span></text:h>
      <text:p text:style-name="P3"><text:span text:style-name="T1">Applies a unitary gate </text:span><text:span text:style-name="Source_20_Text"><text:span text:style-name="T1">G</text:span></text:span><text:span text:style-name="T1"> to qubit/mode </text:span><text:span text:style-name="Source_20_Text"><text:span text:style-name="T1">n</text:span></text:span><text:span text:style-name="T1">.</text:span></text:p>
      <text:p text:style-name="P4"/>
      <text:h text:style-name="P5" text:outline-level="4"><text:span text:style-name="Strong_20_Emphasis"><text:span text:style-name="T1">ENTANGLE n m</text:span></text:span></text:h>
      <text:p text:style-name="P3"><text:span text:style-name="T1">Entangles qubits/modes </text:span><text:span text:style-name="Source_20_Text"><text:span text:style-name="T1">n</text:span></text:span><text:span text:style-name="T1"> and </text:span><text:span text:style-name="Source_20_Text"><text:span text:style-name="T1">m</text:span></text:span><text:span text:style-name="T1">.</text:span></text:p>
      <text:p text:style-name="P4"/>
      <text:h text:style-name="P5" text:outline-level="4"><text:span text:style-name="Strong_20_Emphasis"><text:span text:style-name="T1">MEASURE n</text:span></text:span></text:h>
      <text:p text:style-name="P3"><text:span text:style-name="T1">Measures qubit/mode </text:span><text:span text:style-name="Source_20_Text"><text:span text:style-name="T1">n</text:span></text:span><text:span text:style-name="T1">, collapsing the quantum state.</text:span></text:p>
      <text:p text:style-name="P4"/>
      <text:h text:style-name="P5" text:outline-level="4"><text:span text:style-name="Strong_20_Emphasis"><text:span text:style-name="T1">PHASE_SHIFT n value</text:span></text:span></text:h>
      <text:p text:style-name="P3"><text:span text:style-name="T1">Applies a phase shift to qubit/mode </text:span><text:span text:style-name="Source_20_Text"><text:span text:style-name="T1">n</text:span></text:span><text:span text:style-name="T1"> by </text:span><text:span text:style-name="Source_20_Text"><text:span text:style-name="T1">value</text:span></text:span><text:span text:style-name="T1"> radians.</text:span></text:p>
      <text:p text:style-name="P4"/>
      <text:h text:style-name="P5" text:outline-level="4"><text:span text:style-name="Strong_20_Emphasis"><text:span text:style-name="T1">WAIT cycles</text:span></text:span></text:h>
      <text:p text:style-name="P6">Idles the system for a specified number of cycles.</text:p>
      <text:p text:style-name="P4"/>
      <text:h text:style-name="P5" text:outline-level="4"><text:span text:style-name="Strong_20_Emphasis"><text:span text:style-name="T1">RESET n</text:span></text:span></text:h>
      <text:p text:style-name="P3"><text:span text:style-name="T1">Resets qubit/mode </text:span><text:span text:style-name="Source_20_Text"><text:span text:style-name="T1">n</text:span></text:span><text:span text:style-name="T1"> to the ground state.</text:span></text:p>
      <text:p text:style-name="P4"/>
      <text:h text:style-name="P5" text:outline-level="4"><text:span text:style-name="Strong_20_Emphasis"><text:span text:style-name="T1">LOAD n data</text:span></text:span></text:h>
      <text:p text:style-name="P3"><text:span text:style-name="T1">Loads classical or quantum data into qubit/mode </text:span><text:span text:style-name="Source_20_Text"><text:span text:style-name="T1">n</text:span></text:span><text:span text:style-name="T1">.</text:span></text:p>
      <text:p text:style-name="P4"/>
      <text:h text:style-name="P5" text:outline-level="4"><text:soft-page-break/><text:span text:style-name="Strong_20_Emphasis"><text:span text:style-name="T1">STORE n dest</text:span></text:span></text:h>
      <text:p text:style-name="P3"><text:span text:style-name="T1">Stores measurement result from qubit/mode </text:span><text:span text:style-name="Source_20_Text"><text:span text:style-name="T1">n</text:span></text:span><text:span text:style-name="T1"> into classical memory at </text:span><text:span text:style-name="Source_20_Text"><text:span text:style-name="T1">dest</text:span></text:span><text:span text:style-name="T1">.</text:span></text:p>
      <text:p text:style-name="P4"/>
      <text:h text:style-name="P5" text:outline-level="4"><text:span text:style-name="Strong_20_Emphasis"><text:span text:style-name="T1">SWAP n m</text:span></text:span></text:h>
      <text:p text:style-name="P3"><text:span text:style-name="T1">Swaps the quantum or optical states between </text:span><text:span text:style-name="Source_20_Text"><text:span text:style-name="T1">n</text:span></text:span><text:span text:style-name="T1"> and </text:span><text:span text:style-name="Source_20_Text"><text:span text:style-name="T1">m</text:span></text:span><text:span text:style-name="T1">.</text:span></text:p>
      <text:p text:style-name="P4"/>
      <text:h text:style-name="P5" text:outline-level="4"><text:span text:style-name="Strong_20_Emphasis"><text:span text:style-name="T1">ENTANGLE_BELL n m</text:span></text:span></text:h>
      <text:p text:style-name="P3"><text:span text:style-name="T1">Creates a Bell state between </text:span><text:span text:style-name="Source_20_Text"><text:span text:style-name="T1">n</text:span></text:span><text:span text:style-name="T1"> and </text:span><text:span text:style-name="Source_20_Text"><text:span text:style-name="T1">m</text:span></text:span><text:span text:style-name="T1">.</text:span></text:p>
      <text:p text:style-name="P4"/>
      <text:h text:style-name="P5" text:outline-level="4"><text:span text:style-name="Strong_20_Emphasis"><text:span text:style-name="T1">PHOTON_EMIT n</text:span></text:span></text:h>
      <text:p text:style-name="P3"><text:span text:style-name="T1">Emits a photon into optical mode </text:span><text:span text:style-name="Source_20_Text"><text:span text:style-name="T1">n</text:span></text:span><text:span text:style-name="T1">.</text:span></text:p>
      <text:p text:style-name="P4"/>
      <text:h text:style-name="P5" text:outline-level="4"><text:span text:style-name="Strong_20_Emphasis"><text:span text:style-name="T1">PHOTON_DETECT n</text:span></text:span></text:h>
      <text:p text:style-name="P3"><text:span text:style-name="T1">Detects a photon in optical mode </text:span><text:span text:style-name="Source_20_Text"><text:span text:style-name="T1">n</text:span></text:span><text:span text:style-name="T1">.</text:span></text:p>
      <text:p text:style-name="P4"/>
      <text:h text:style-name="P5" text:outline-level="4"><text:span text:style-name="Strong_20_Emphasis"><text:span text:style-name="T1">APPLY_HADAMARD n</text:span></text:span></text:h>
      <text:p text:style-name="P3"><text:span text:style-name="T1">Applies a Hadamard gate on qubit/mode </text:span><text:span text:style-name="Source_20_Text"><text:span text:style-name="T1">n</text:span></text:span><text:span text:style-name="T1">.</text:span></text:p>
      <text:p text:style-name="P4"/>
      <text:h text:style-name="P5" text:outline-level="4"><text:span text:style-name="Strong_20_Emphasis"><text:span text:style-name="T1">CONTROLLED_NOT control target</text:span></text:span></text:h>
      <text:p text:style-name="P6">Executes a controlled NOT gate.</text:p>
      <text:p text:style-name="P4"/>
      <text:h text:style-name="P5" text:outline-level="4"><text:span text:style-name="Strong_20_Emphasis"><text:span text:style-name="T1">ADD n m dest</text:span></text:span></text:h>
      <text:p text:style-name="P3"><text:span text:style-name="T1">Performs classical addition of classical data in </text:span><text:span text:style-name="Source_20_Text"><text:span text:style-name="T1">n</text:span></text:span><text:span text:style-name="T1"> and </text:span><text:span text:style-name="Source_20_Text"><text:span text:style-name="T1">m</text:span></text:span><text:span text:style-name="T1">, stores result in </text:span><text:span text:style-name="Source_20_Text"><text:span text:style-name="T1">dest</text:span></text:span><text:span text:style-name="T1">.</text:span></text:p>
      <text:list text:style-name="L1">
        <text:list-header>
          <text:p text:style-name="P7"><text:span text:style-name="Strong_20_Emphasis"><text:span text:style-name="T7">Quantum/Optical context</text:span></text:span><text:span text:style-name="T7">:</text:span><text:span text:style-name="T1"> Performs reversible classical addition on classical bits encoded within qubits or measurement registers, typically used in quantum arithmetic algorithms or classical control processing in hybrid systems.</text:span></text:p>
        </text:list-header>
      </text:list>
      <text:p text:style-name="P4"/>
      <text:h text:style-name="P5" text:outline-level="4"><text:span text:style-name="Strong_20_Emphasis"><text:span text:style-name="T1">SUB n m dest</text:span></text:span></text:h>
      <text:p text:style-name="P3"><text:span text:style-name="T1">Classical subtraction of data in </text:span><text:span text:style-name="Source_20_Text"><text:span text:style-name="T1">m</text:span></text:span><text:span text:style-name="T1"> from </text:span><text:span text:style-name="Source_20_Text"><text:span text:style-name="T1">n</text:span></text:span><text:span text:style-name="T1">, stores in </text:span><text:span text:style-name="Source_20_Text"><text:span text:style-name="T1">dest</text:span></text:span><text:span text:style-name="T1">.</text:span></text:p>
      <text:list text:style-name="L2">
        <text:list-header>
          <text:p text:style-name="P8">In hybrid quantum-classical systems, used to manipulate classical data derived from measurement or control registers.</text:p>
        </text:list-header>
      </text:list>
      <text:p text:style-name="P4"/>
      <text:h text:style-name="P5" text:outline-level="4"><text:soft-page-break/><text:span text:style-name="Strong_20_Emphasis"><text:span text:style-name="T1">AND n m dest</text:span></text:span></text:h>
      <text:p text:style-name="P3"><text:span text:style-name="T1">Logical AND of classical bits in </text:span><text:span text:style-name="Source_20_Text"><text:span text:style-name="T1">n</text:span></text:span><text:span text:style-name="T1"> and </text:span><text:span text:style-name="Source_20_Text"><text:span text:style-name="T1">m</text:span></text:span><text:span text:style-name="T1">, stores in </text:span><text:span text:style-name="Source_20_Text"><text:span text:style-name="T1">dest</text:span></text:span><text:span text:style-name="T1">.</text:span></text:p>
      <text:list text:style-name="L3">
        <text:list-header>
          <text:p text:style-name="P9">Logical operations on classical registers extracted from quantum measurements.</text:p>
        </text:list-header>
      </text:list>
      <text:p text:style-name="P4"/>
      <text:h text:style-name="P5" text:outline-level="4"><text:span text:style-name="Strong_20_Emphasis"><text:span text:style-name="T1">OR n m dest</text:span></text:span></text:h>
      <text:p text:style-name="P3"><text:span text:style-name="T1">Logical OR of classical bits in </text:span><text:span text:style-name="Source_20_Text"><text:span text:style-name="T1">n</text:span></text:span><text:span text:style-name="T1"> and </text:span><text:span text:style-name="Source_20_Text"><text:span text:style-name="T1">m</text:span></text:span><text:span text:style-name="T1">, stores in </text:span><text:span text:style-name="Source_20_Text"><text:span text:style-name="T1">dest</text:span></text:span><text:span text:style-name="T1">.</text:span></text:p>
      <text:p text:style-name="P4"/>
      <text:h text:style-name="P5" text:outline-level="4"><text:span text:style-name="Strong_20_Emphasis"><text:span text:style-name="T1">XOR n m dest</text:span></text:span></text:h>
      <text:p text:style-name="P3"><text:span text:style-name="T1">Logical XOR of classical bits in </text:span><text:span text:style-name="Source_20_Text"><text:span text:style-name="T1">n</text:span></text:span><text:span text:style-name="T1"> and </text:span><text:span text:style-name="Source_20_Text"><text:span text:style-name="T1">m</text:span></text:span><text:span text:style-name="T1">, stores in </text:span><text:span text:style-name="Source_20_Text"><text:span text:style-name="T1">dest</text:span></text:span><text:span text:style-name="T1">.</text:span></text:p>
      <text:p text:style-name="P4"/>
      <text:h text:style-name="P5" text:outline-level="4"><text:span text:style-name="Strong_20_Emphasis"><text:span text:style-name="T1">NOT n dest</text:span></text:span></text:h>
      <text:p text:style-name="P3"><text:span text:style-name="T1">Logical NOT of classical bit in </text:span><text:span text:style-name="Source_20_Text"><text:span text:style-name="T1">n</text:span></text:span><text:span text:style-name="T1">, stores in </text:span><text:span text:style-name="Source_20_Text"><text:span text:style-name="T1">dest</text:span></text:span><text:span text:style-name="T1">.</text:span></text:p>
      <text:p text:style-name="P4"/>
      <text:h text:style-name="P5" text:outline-level="4"><text:span text:style-name="Strong_20_Emphasis"><text:span text:style-name="T1">JUMP label</text:span></text:span></text:h>
      <text:p text:style-name="P3"><text:span text:style-name="T1">Unconditional jump to instruction labeled </text:span><text:span text:style-name="Source_20_Text"><text:span text:style-name="T1">label</text:span></text:span><text:span text:style-name="T1">.</text:span></text:p>
      <text:list text:style-name="L4">
        <text:list-header>
          <text:p text:style-name="P10">In quantum or optical systems, this controls classical instruction flow in the classical controller managing the quantum device.</text:p>
        </text:list-header>
      </text:list>
      <text:p text:style-name="P4"/>
      <text:h text:style-name="P5" text:outline-level="4"><text:span text:style-name="Strong_20_Emphasis"><text:span text:style-name="T1">JUMP_IF_ZERO n label</text:span></text:span></text:h>
      <text:p text:style-name="P3"><text:span text:style-name="T1">Jump to </text:span><text:span text:style-name="Source_20_Text"><text:span text:style-name="T1">label</text:span></text:span><text:span text:style-name="T1"> if classical register or measurement result </text:span><text:span text:style-name="Source_20_Text"><text:span text:style-name="T1">n</text:span></text:span><text:span text:style-name="T1"> is zero.</text:span></text:p>
      <text:p text:style-name="P4"/>
      <text:h text:style-name="P5" text:outline-level="4"><text:span text:style-name="Strong_20_Emphasis"><text:span text:style-name="T1">JUMP_IF_ONE n label</text:span></text:span></text:h>
      <text:p text:style-name="P3"><text:span text:style-name="T1">Jump if classical register or measurement result </text:span><text:span text:style-name="Source_20_Text"><text:span text:style-name="T1">n</text:span></text:span><text:span text:style-name="T1"> is one.</text:span></text:p>
      <text:p text:style-name="P4"/>
      <text:h text:style-name="P5" text:outline-level="4"><text:span text:style-name="Strong_20_Emphasis"><text:span text:style-name="T1">CALL label</text:span></text:span></text:h>
      <text:p text:style-name="P3"><text:span text:style-name="T1">Calls subroutine at </text:span><text:span text:style-name="Source_20_Text"><text:span text:style-name="T1">label</text:span></text:span><text:span text:style-name="T1">. Pushes return address onto stack.</text:span></text:p>
      <text:p text:style-name="P4"/>
      <text:h text:style-name="P5" text:outline-level="4"><text:span text:style-name="Strong_20_Emphasis"><text:span text:style-name="T1">RETURN</text:span></text:span></text:h>
      <text:p text:style-name="P6">Returns from subroutine to the address on top of the stack.</text:p>
      <text:p text:style-name="P4"/>
      <text:h text:style-name="P5" text:outline-level="4"><text:span text:style-name="Strong_20_Emphasis"><text:span text:style-name="T1">PUSH n</text:span></text:span></text:h>
      <text:p text:style-name="P3"><text:span text:style-name="T1">Pushes classical data in register </text:span><text:span text:style-name="Source_20_Text"><text:span text:style-name="T1">n</text:span></text:span><text:span text:style-name="T1"> onto the classical call stack.</text:span></text:p>
      <text:p text:style-name="P4"/>
      <text:h text:style-name="P5" text:outline-level="4"><text:soft-page-break/><text:span text:style-name="Strong_20_Emphasis"><text:span text:style-name="T1">POP n</text:span></text:span></text:h>
      <text:p text:style-name="P3"><text:span text:style-name="T1">Pops data from the stack into classical register </text:span><text:span text:style-name="Source_20_Text"><text:span text:style-name="T1">n</text:span></text:span><text:span text:style-name="T1">.</text:span></text:p>
      <text:p text:style-name="P4"/>
      <text:h text:style-name="P5" text:outline-level="4"><text:span text:style-name="Strong_20_Emphasis"><text:span text:style-name="T1">LOAD_MEM addr dest</text:span></text:span></text:h>
      <text:p text:style-name="P3"><text:span text:style-name="T1">Loads classical data from classical memory </text:span><text:span text:style-name="Source_20_Text"><text:span text:style-name="T1">addr</text:span></text:span><text:span text:style-name="T1"> into register </text:span><text:span text:style-name="Source_20_Text"><text:span text:style-name="T1">dest</text:span></text:span><text:span text:style-name="T1">.</text:span></text:p>
      <text:p text:style-name="P4"/>
      <text:h text:style-name="P5" text:outline-level="4"><text:span text:style-name="Strong_20_Emphasis"><text:span text:style-name="T1">STORE_MEM src addr</text:span></text:span></text:h>
      <text:p text:style-name="P3"><text:span text:style-name="T1">Stores classical data from register </text:span><text:span text:style-name="Source_20_Text"><text:span text:style-name="T1">src</text:span></text:span><text:span text:style-name="T1"> into classical memory </text:span><text:span text:style-name="Source_20_Text"><text:span text:style-name="T1">addr</text:span></text:span><text:span text:style-name="T1">.</text:span></text:p>
      <text:p text:style-name="P4"/>
      <text:h text:style-name="P5" text:outline-level="4"><text:span text:style-name="Strong_20_Emphasis"><text:span text:style-name="T1">ENTANGLE_MULTI n1 n2 ... nN</text:span></text:span></text:h>
      <text:p text:style-name="P3"><text:span text:style-name="T1">Creates a multi-qubit entangled state across qubits or modes </text:span><text:span text:style-name="Source_20_Text"><text:span text:style-name="T1">n1</text:span></text:span><text:span text:style-name="T1"> through </text:span><text:span text:style-name="Source_20_Text"><text:span text:style-name="T1">nN</text:span></text:span><text:span text:style-name="T1">.</text:span></text:p>
      <text:list text:style-name="L5">
        <text:list-header>
          <text:p text:style-name="P11">This instruction facilitates generation of GHZ or cluster states, useful in advanced quantum algorithms and error correction.</text:p>
        </text:list-header>
      </text:list>
      <text:p text:style-name="P4"/>
      <text:h text:style-name="P5" text:outline-level="4"><text:span text:style-name="Strong_20_Emphasis"><text:span text:style-name="T1">APPLY_ROTATION n axis angle</text:span></text:span></text:h>
      <text:p text:style-name="P3"><text:span text:style-name="T1">Applies rotation around specified </text:span><text:span text:style-name="Source_20_Text"><text:span text:style-name="T1">axis</text:span></text:span><text:span text:style-name="T1"> (X, Y, or Z) on qubit/mode </text:span><text:span text:style-name="Source_20_Text"><text:span text:style-name="T1">n</text:span></text:span><text:span text:style-name="T1"> by </text:span><text:span text:style-name="Source_20_Text"><text:span text:style-name="T1">angle</text:span></text:span><text:span text:style-name="T1"> radians.</text:span></text:p>
      <text:p text:style-name="P4"/>
      <text:h text:style-name="P5" text:outline-level="4"><text:span text:style-name="Strong_20_Emphasis"><text:span text:style-name="T1">RESET_ALL</text:span></text:span></text:h>
      <text:p text:style-name="P6">Resets all qubits or modes in the system to the ground state.</text:p>
      <text:p text:style-name="P4"/>
      <text:h text:style-name="P5" text:outline-level="4"><text:span text:style-name="Strong_20_Emphasis"><text:span text:style-name="T1">PHOTON_ROUTE n src dest</text:span></text:span></text:h>
      <text:p text:style-name="P3"><text:span text:style-name="T1">Physically routes photon from source optical mode </text:span><text:span text:style-name="Source_20_Text"><text:span text:style-name="T1">src</text:span></text:span><text:span text:style-name="T1"> to destination </text:span><text:span text:style-name="Source_20_Text"><text:span text:style-name="T1">dest</text:span></text:span><text:span text:style-name="T1">.</text:span></text:p>
      <text:list text:style-name="L6">
        <text:list-header>
          <text:p text:style-name="P12">Useful in optical circuit switching and path management.</text:p>
        </text:list-header>
      </text:list>
      <text:p text:style-name="P4"/>
      <text:h text:style-name="P5" text:outline-level="4"><text:span text:style-name="Strong_20_Emphasis"><text:span text:style-name="T1">SYNC</text:span></text:span></text:h>
      <text:p text:style-name="P6">Synchronizes classical and quantum/optical subsystems, ensuring all prior operations complete before proceeding.</text:p>
      <text:p text:style-name="P4"/>
      <text:h text:style-name="P5" text:outline-level="4"><text:span text:style-name="Strong_20_Emphasis"><text:span text:style-name="T1">ENTANGLE_SWAP n1 n2 n3 n4</text:span></text:span></text:h>
      <text:p text:style-name="P6">Performs entanglement swapping operation among four qubits/modes, enabling long-distance entanglement distribution in quantum networks.</text:p>
      <text:p text:style-name="P4"/>
      <text:h text:style-name="P5" text:outline-level="4"><text:soft-page-break/><text:span text:style-name="Strong_20_Emphasis"><text:span text:style-name="T1">ERROR_CORRECT n code</text:span></text:span></text:h>
      <text:p text:style-name="P3"><text:span text:style-name="T1">Invokes quantum error correction on qubit/mode </text:span><text:span text:style-name="Source_20_Text"><text:span text:style-name="T1">n</text:span></text:span><text:span text:style-name="T1"> using specified error correction </text:span><text:span text:style-name="Source_20_Text"><text:span text:style-name="T1">code</text:span></text:span><text:span text:style-name="T1">.</text:span></text:p>
      <text:list text:style-name="L7">
        <text:list-header>
          <text:p text:style-name="P13">Applicable in quantum systems with error correction hardware or software layers.</text:p>
        </text:list-header>
      </text:list>
      <text:p text:style-name="P4"/>
      <text:h text:style-name="P5" text:outline-level="4"><text:span text:style-name="Strong_20_Emphasis"><text:span text:style-name="T1">PHOTON_COUNT n dest</text:span></text:span></text:h>
      <text:p text:style-name="P3"><text:span text:style-name="T1">Counts the number of photons detected in mode </text:span><text:span text:style-name="Source_20_Text"><text:span text:style-name="T1">n</text:span></text:span><text:span text:style-name="T1">, stores the count in classical register </text:span><text:span text:style-name="Source_20_Text"><text:span text:style-name="T1">dest</text:span></text:span><text:span text:style-name="T1">.</text:span></text:p>
      <text:p text:style-name="P4"/>
      <text:h text:style-name="P5" text:outline-level="4"><text:span text:style-name="Strong_20_Emphasis"><text:span text:style-name="T1">APPLY_DISPLACEMENT n value</text:span></text:span></text:h>
      <text:p text:style-name="P3"><text:span text:style-name="T1">Applies a displacement operation to optical mode </text:span><text:span text:style-name="Source_20_Text"><text:span text:style-name="T1">n</text:span></text:span><text:span text:style-name="T1">, shifting its phase space representation by </text:span><text:span text:style-name="Source_20_Text"><text:span text:style-name="T1">value</text:span></text:span><text:span text:style-name="T1">.</text:span></text:p>
      <text:list text:style-name="L8">
        <text:list-header>
          <text:p text:style-name="P14">Important for continuous-variable optical quantum computing.</text:p>
        </text:list-header>
      </text:list>
      <text:p text:style-name="P4"/>
      <text:h text:style-name="P5" text:outline-level="4"><text:span text:style-name="Strong_20_Emphasis"><text:span text:style-name="T1">APPLY_SQUEEZING n value</text:span></text:span></text:h>
      <text:p text:style-name="P3"><text:span text:style-name="T1">Applies a squeezing operation to optical mode </text:span><text:span text:style-name="Source_20_Text"><text:span text:style-name="T1">n</text:span></text:span><text:span text:style-name="T1">, modifying quantum noise properties in specified quadrature.</text:span></text:p>
      <text:p text:style-name="P4"/>
      <text:h text:style-name="P5" text:outline-level="4"><text:span text:style-name="Strong_20_Emphasis"><text:span text:style-name="T1">MEASURE_PARITY n</text:span></text:span></text:h>
      <text:p text:style-name="P3"><text:span text:style-name="T1">Measures the parity (even or odd number of photons) in optical mode </text:span><text:span text:style-name="Source_20_Text"><text:span text:style-name="T1">n</text:span></text:span><text:span text:style-name="T1">, useful in certain quantum error detection schemes.</text:span></text:p>
      <text:p text:style-name="P4"/>
      <text:h text:style-name="P5" text:outline-level="4"><text:span text:style-name="Strong_20_Emphasis"><text:span text:style-name="T1">LOAD_CLASSICAL src dest</text:span></text:span></text:h>
      <text:p text:style-name="P3"><text:span text:style-name="T1">Loads classical data from external source </text:span><text:span text:style-name="Source_20_Text"><text:span text:style-name="T1">src</text:span></text:span><text:span text:style-name="T1"> into classical register </text:span><text:span text:style-name="Source_20_Text"><text:span text:style-name="T1">dest</text:span></text:span><text:span text:style-name="T1">.</text:span></text:p>
      <text:p text:style-name="P4"/>
      <text:h text:style-name="P5" text:outline-level="4"><text:span text:style-name="Strong_20_Emphasis"><text:span text:style-name="T1">STORE_CLASSICAL src dest</text:span></text:span></text:h>
      <text:p text:style-name="P3"><text:span text:style-name="T1">Stores classical data from register </text:span><text:span text:style-name="Source_20_Text"><text:span text:style-name="T1">src</text:span></text:span><text:span text:style-name="T1"> to external classical memory location </text:span><text:span text:style-name="Source_20_Text"><text:span text:style-name="T1">dest</text:span></text:span><text:span text:style-name="T1">.</text:span></text:p>
      <text:p text:style-name="P4"/>
      <text:h text:style-name="P5" text:outline-level="4"><text:span text:style-name="Strong_20_Emphasis"><text:span text:style-name="T1">APPLY_PHASE_FLIP n</text:span></text:span></text:h>
      <text:p text:style-name="P3"><text:span text:style-name="T1">Applies a phase-flip (Z) gate on qubit or mode </text:span><text:span text:style-name="Source_20_Text"><text:span text:style-name="T1">n</text:span></text:span><text:span text:style-name="T1">.</text:span></text:p>
      <text:p text:style-name="P4"/>
      <text:h text:style-name="P5" text:outline-level="4"><text:span text:style-name="Strong_20_Emphasis"><text:span text:style-name="T1">APPLY_BIT_FLIP n</text:span></text:span></text:h>
      <text:p text:style-name="P3"><text:span text:style-name="T1">Applies a bit-flip (X) gate on qubit or mode </text:span><text:span text:style-name="Source_20_Text"><text:span text:style-name="T1">n</text:span></text:span><text:span text:style-name="T1">.</text:span></text:p>
      <text:p text:style-name="P4"/>
      <text:h text:style-name="P5" text:outline-level="4"><text:soft-page-break/><text:span text:style-name="Strong_20_Emphasis"><text:span text:style-name="T1">APPLY_T_GATE n</text:span></text:span></text:h>
      <text:p text:style-name="P3"><text:span text:style-name="T1">Applies T gate (π/8 phase) on qubit or mode </text:span><text:span text:style-name="Source_20_Text"><text:span text:style-name="T1">n</text:span></text:span><text:span text:style-name="T1">.</text:span></text:p>
      <text:p text:style-name="P4"/>
      <text:h text:style-name="P5" text:outline-level="4"><text:span text:style-name="Strong_20_Emphasis"><text:span text:style-name="T1">APPLY_S_GATE n</text:span></text:span></text:h>
      <text:p text:style-name="P3"><text:span text:style-name="T1">Applies S gate (π/4 phase) on qubit or mode </text:span><text:span text:style-name="Source_20_Text"><text:span text:style-name="T1">n</text:span></text:span><text:span text:style-name="T1">.</text:span></text:p>
      <text:p text:style-name="P4"/>
      <text:h text:style-name="P5" text:outline-level="4"><text:span text:style-name="Strong_20_Emphasis"><text:span text:style-name="T1">MEASURE_IN_BASIS n basis</text:span></text:span></text:h>
      <text:p text:style-name="P3"><text:span text:style-name="T1">Measures qubit or mode </text:span><text:span text:style-name="Source_20_Text"><text:span text:style-name="T1">n</text:span></text:span><text:span text:style-name="T1"> in a specified basis (X, Y, Z, or custom).</text:span></text:p>
      <text:p text:style-name="P15"/>
      <text:h text:style-name="P16" text:outline-level="3">Additional Specialized QOA Instructions</text:h>
      <text:p text:style-name="P17">(Not complete, may be more verbose in the future)<text:line-break/><text:line-break/></text:p>
      <text:p text:style-name="P17"/>
      <text:h text:style-name="P18" text:outline-level="4"><text:span text:style-name="Strong_20_Emphasis"><text:span text:style-name="T1">DECOHERE_PROTECT n duration</text:span></text:span></text:h>
      <text:p text:style-name="P19"><text:span text:style-name="T1">Activates a decoherence protection protocol on qubit/mode </text:span><text:span text:style-name="Source_20_Text"><text:span text:style-name="T1">n</text:span></text:span><text:span text:style-name="T1"> for </text:span><text:span text:style-name="Source_20_Text"><text:span text:style-name="T1">duration</text:span></text:span><text:span text:style-name="T1"> cycles. This might trigger dynamic decoupling pulses or optical error suppression to extend coherence times.</text:span></text:p>
      <text:p text:style-name="P20"/>
      <text:h text:style-name="P21" text:outline-level="4"><text:span text:style-name="Strong_20_Emphasis"><text:span text:style-name="T1">FEEDBACK_CONTROL n measurement_reg</text:span></text:span></text:h>
      <text:p text:style-name="P19"><text:span text:style-name="T1">Performs classical feedback control on qubit/mode </text:span><text:span text:style-name="Source_20_Text"><text:span text:style-name="T1">n</text:span></text:span><text:span text:style-name="T1"> based on the measurement result stored in </text:span><text:span text:style-name="Source_20_Text"><text:span text:style-name="T1">measurement_reg</text:span></text:span><text:span text:style-name="T1">. Enables adaptive algorithms and error mitigation by dynamically adjusting gates.</text:span></text:p>
      <text:p text:style-name="P20"/>
      <text:h text:style-name="P21" text:outline-level="4"><text:span text:style-name="Strong_20_Emphasis"><text:span text:style-name="T1">ENTANGLE_CLUSTER n1 n2 ... nN</text:span></text:span></text:h>
      <text:p text:style-name="P19"><text:span text:style-name="T1">Generates a cluster state (multi-qubit highly entangled resource state) over qubits or modes </text:span><text:span text:style-name="Source_20_Text"><text:span text:style-name="T1">n1</text:span></text:span><text:span text:style-name="T1"> through </text:span><text:span text:style-name="Source_20_Text"><text:span text:style-name="T1">nN</text:span></text:span><text:span text:style-name="T1">, critical for measurement-based quantum computing models.</text:span></text:p>
      <text:p text:style-name="P20"/>
      <text:h text:style-name="P21" text:outline-level="4"><text:span text:style-name="Strong_20_Emphasis"><text:span text:style-name="T1">APPLY_CPHASE control target angle</text:span></text:span></text:h>
      <text:p text:style-name="P19"><text:span text:style-name="T1">Applies a controlled phase gate between </text:span><text:span text:style-name="Source_20_Text"><text:span text:style-name="T1">control</text:span></text:span><text:span text:style-name="T1"> and </text:span><text:span text:style-name="Source_20_Text"><text:span text:style-name="T1">target</text:span></text:span><text:span text:style-name="T1"> qubits/modes with phase </text:span><text:span text:style-name="Source_20_Text"><text:span text:style-name="T1">angle</text:span></text:span><text:span text:style-name="T1">. Allows flexible conditional phase manipulation beyond fixed CZ gates.</text:span></text:p>
      <text:p text:style-name="P20"/>
      <text:h text:style-name="P21" text:outline-level="4"><text:span text:style-name="Strong_20_Emphasis"><text:span text:style-name="T1">PHOTON_LOSS_SIMULATE n rate duration</text:span></text:span></text:h>
      <text:p text:style-name="P19"><text:span text:style-name="T1">Simulates photon loss in optical mode </text:span><text:span text:style-name="Source_20_Text"><text:span text:style-name="T1">n</text:span></text:span><text:span text:style-name="T1"> at specified </text:span><text:span text:style-name="Source_20_Text"><text:span text:style-name="T1">rate</text:span></text:span><text:span text:style-name="T1"> for </text:span><text:span text:style-name="Source_20_Text"><text:span text:style-name="T1">duration</text:span></text:span><text:span text:style-name="T1"> cycles, useful for testing error correction and noise resilience in simulators.</text:span></text:p>
      <text:p text:style-name="P20"/>
      <text:h text:style-name="P21" text:outline-level="4"><text:soft-page-break/><text:span text:style-name="Strong_20_Emphasis"><text:span text:style-name="T1">APPLY_KERR_NONLINEARITY n strength duration</text:span></text:span></text:h>
      <text:p text:style-name="P19"><text:span text:style-name="T1">Applies a Kerr nonlinearity effect to optical mode </text:span><text:span text:style-name="Source_20_Text"><text:span text:style-name="T1">n</text:span></text:span><text:span text:style-name="T1"> with specified </text:span><text:span text:style-name="Source_20_Text"><text:span text:style-name="T1">strength</text:span></text:span><text:span text:style-name="T1"> for </text:span><text:span text:style-name="Source_20_Text"><text:span text:style-name="T1">duration</text:span></text:span><text:span text:style-name="T1">. Models photon-photon interaction essential in nonlinear optical quantum gates.</text:span></text:p>
      <text:p text:style-name="P20"/>
      <text:h text:style-name="P21" text:outline-level="4"><text:span text:style-name="Strong_20_Emphasis"><text:span text:style-name="T1">ENTANGLE_SWAP_MEASURE n1 n2 n3 n4 dest</text:span></text:span></text:h>
      <text:p text:style-name="P19"><text:span text:style-name="T1">Performs entanglement swapping involving qubits/modes </text:span><text:span text:style-name="Source_20_Text"><text:span text:style-name="T1">n1</text:span></text:span><text:span text:style-name="T1"> to </text:span><text:span text:style-name="Source_20_Text"><text:span text:style-name="T1">n4</text:span></text:span><text:span text:style-name="T1">, measures resulting states, and stores measurement outcomes in classical register </text:span><text:span text:style-name="Source_20_Text"><text:span text:style-name="T1">dest</text:span></text:span><text:span text:style-name="T1"> for further processing.</text:span></text:p>
      <text:p text:style-name="P20"/>
      <text:h text:style-name="P21" text:outline-level="4"><text:span text:style-name="Strong_20_Emphasis"><text:span text:style-name="T1">TIME_DELAY n duration</text:span></text:span></text:h>
      <text:p text:style-name="P19"><text:span text:style-name="T1">Introduces a controlled time delay of </text:span><text:span text:style-name="Source_20_Text"><text:span text:style-name="T1">duration</text:span></text:span><text:span text:style-name="T1"> cycles to qubit/mode </text:span><text:span text:style-name="Source_20_Text"><text:span text:style-name="T1">n</text:span></text:span><text:span text:style-name="T1">, simulating photon travel delays or temporal encoding schemes.</text:span></text:p>
      <text:p text:style-name="P20"/>
      <text:h text:style-name="P21" text:outline-level="4"><text:span text:style-name="Strong_20_Emphasis"><text:span text:style-name="T1">APPLY_QND_MEASUREMENT n dest</text:span></text:span></text:h>
      <text:p text:style-name="P19"><text:span text:style-name="T1">Performs a Quantum Non-Demolition (QND) measurement on mode/qubit </text:span><text:span text:style-name="Source_20_Text"><text:span text:style-name="T1">n</text:span></text:span><text:span text:style-name="T1"> and stores the result in classical register </text:span><text:span text:style-name="Source_20_Text"><text:span text:style-name="T1">dest</text:span></text:span><text:span text:style-name="T1">. Enables measurement without collapsing the full quantum state, useful for certain error correction protocols.</text:span></text:p>
      <text:p text:style-name="P20"/>
      <text:h text:style-name="P21" text:outline-level="4"><text:span text:style-name="Strong_20_Emphasis"><text:span text:style-name="T1">ERROR_SYNDROME n code dest</text:span></text:span></text:h>
      <text:p text:style-name="P19"><text:span text:style-name="T1">Extracts the error syndrome from qubit/mode </text:span><text:span text:style-name="Source_20_Text"><text:span text:style-name="T1">n</text:span></text:span><text:span text:style-name="T1"> using the specified quantum error correction </text:span><text:span text:style-name="Source_20_Text"><text:span text:style-name="T1">code</text:span></text:span><text:span text:style-name="T1"> and stores the syndrome bits in classical register </text:span><text:span text:style-name="Source_20_Text"><text:span text:style-name="T1">dest</text:span></text:span><text:span text:style-name="T1">.</text:span></text:p>
      <text:p text:style-name="P20"/>
      <text:h text:style-name="P21" text:outline-level="4"><text:span text:style-name="Strong_20_Emphasis"><text:span text:style-name="T1">PHOTON_BUNCHING_CONTROL n enable</text:span></text:span></text:h>
      <text:p text:style-name="P19"><text:span text:style-name="T1">Enables or disables photon bunching control in optical mode </text:span><text:span text:style-name="Source_20_Text"><text:span text:style-name="T1">n</text:span></text:span><text:span text:style-name="T1">, a quantum optical phenomenon that can be used for entanglement verification and boson sampling experiments.</text:span></text:p>
      <text:p text:style-name="P20"/>
      <text:h text:style-name="P21" text:outline-level="4"><text:span text:style-name="Strong_20_Emphasis"><text:span text:style-name="T1">SINGLE_PHOTON_SOURCE_ON n</text:span></text:span></text:h>
      <text:p text:style-name="P19"><text:span text:style-name="T1">Turns on a single-photon source connected to mode </text:span><text:span text:style-name="Source_20_Text"><text:span text:style-name="T1">n</text:span></text:span><text:span text:style-name="T1">, enabling deterministic photon emission essential for photonic quantum computing.</text:span></text:p>
      <text:p text:style-name="P20"/>
      <text:h text:style-name="P21" text:outline-level="4"><text:span text:style-name="Strong_20_Emphasis"><text:span text:style-name="T1">SINGLE_PHOTON_SOURCE_OFF n</text:span></text:span></text:h>
      <text:p text:style-name="P19"><text:span text:style-name="T1">Turns off the single-photon source for mode </text:span><text:span text:style-name="Source_20_Text"><text:span text:style-name="T1">n</text:span></text:span><text:span text:style-name="T1">.</text:span></text:p>
      <text:p text:style-name="P20"/>
      <text:h text:style-name="P21" text:outline-level="4"><text:span text:style-name="Strong_20_Emphasis"><text:span text:style-name="T1">APPLY_LINEAR_OPTICAL_TRANSFORM matrix_addr src_modes dest_modes count</text:span></text:span></text:h>
      <text:p text:style-name="P19"><text:span text:style-name="T1">Applies a linear optical transformation defined by a matrix stored at </text:span><text:span text:style-name="Source_20_Text"><text:span text:style-name="T1">matrix_addr</text:span></text:span><text:span text:style-name="T1"> to </text:span><text:span text:style-name="Source_20_Text"><text:span text:style-name="T1">count</text:span></text:span><text:span text:style-name="T1"> input modes </text:span><text:span text:style-name="Source_20_Text"><text:span text:style-name="T1">src_modes</text:span></text:span><text:span text:style-name="T1"> and outputs results to </text:span><text:span text:style-name="Source_20_Text"><text:span text:style-name="T1">dest_modes</text:span></text:span><text:span text:style-name="T1">.</text:span></text:p>
      <text:list text:style-name="L9">
        <text:list-header>
          <text:p text:style-name="P22"><text:soft-page-break/>Used to program arbitrary unitary transformations on photonic modes for boson sampling and general photonic circuit programming.</text:p>
        </text:list-header>
      </text:list>
      <text:p text:style-name="P20"/>
      <text:h text:style-name="P21" text:outline-level="4"><text:span text:style-name="Strong_20_Emphasis"><text:span text:style-name="T1">PHOTON_DETECT_COINCIDENCE n1 n2 ... nN dest</text:span></text:span></text:h>
      <text:p text:style-name="P19"><text:span text:style-name="T1">Measures photon coincidence events across modes </text:span><text:span text:style-name="Source_20_Text"><text:span text:style-name="T1">n1</text:span></text:span><text:span text:style-name="T1"> through </text:span><text:span text:style-name="Source_20_Text"><text:span text:style-name="T1">nN</text:span></text:span><text:span text:style-name="T1">, storing results in classical register </text:span><text:span text:style-name="Source_20_Text"><text:span text:style-name="T1">dest</text:span></text:span><text:span text:style-name="T1">. Crucial for entanglement verification and multi-photon interference experiments.</text:span></text:p>
      <text:p text:style-name="P20"/>
      <text:h text:style-name="P21" text:outline-level="4"><text:span text:style-name="Strong_20_Emphasis"><text:span text:style-name="T1">CONTROLLED_SWAP control target1 target2</text:span></text:span></text:h>
      <text:p text:style-name="P19"><text:span text:style-name="T1">Performs a controlled SWAP (Fredkin) gate swapping states of </text:span><text:span text:style-name="Source_20_Text"><text:span text:style-name="T1">target1</text:span></text:span><text:span text:style-name="T1"> and </text:span><text:span text:style-name="Source_20_Text"><text:span text:style-name="T1">target2</text:span></text:span><text:span text:style-name="T1"> conditional on the state of </text:span><text:span text:style-name="Source_20_Text"><text:span text:style-name="T1">control</text:span></text:span><text:span text:style-name="T1"> qubit/mode.</text:span></text:p>
      <text:p text:style-name="P20"/>
      <text:h text:style-name="P21" text:outline-level="4"><text:span text:style-name="Strong_20_Emphasis"><text:span text:style-name="T1">APPLY_DISPLACEMENT_FEEDBACK n feedback_reg</text:span></text:span></text:h>
      <text:p text:style-name="P19"><text:span text:style-name="T1">Applies a displacement operation on mode </text:span><text:span text:style-name="Source_20_Text"><text:span text:style-name="T1">n</text:span></text:span><text:span text:style-name="T1"> where the displacement magnitude is dynamically computed from classical register </text:span><text:span text:style-name="Source_20_Text"><text:span text:style-name="T1">feedback_reg</text:span></text:span><text:span text:style-name="T1">.</text:span></text:p>
      <text:p text:style-name="P20"/>
      <text:h text:style-name="P21" text:outline-level="4"><text:span text:style-name="Strong_20_Emphasis"><text:span text:style-name="T1">PHOTON_DETECT_WITH_THRESHOLD n threshold dest</text:span></text:span></text:h>
      <text:p text:style-name="P19"><text:span text:style-name="T1">Measures photons in mode </text:span><text:span text:style-name="Source_20_Text"><text:span text:style-name="T1">n</text:span></text:span><text:span text:style-name="T1"> but only reports if detected photons exceed </text:span><text:span text:style-name="Source_20_Text"><text:span text:style-name="T1">threshold</text:span></text:span><text:span text:style-name="T1">, storing boolean result in </text:span><text:span text:style-name="Source_20_Text"><text:span text:style-name="T1">dest</text:span></text:span><text:span text:style-name="T1">.</text:span></text:p>
      <text:p text:style-name="P20"/>
      <text:h text:style-name="P21" text:outline-level="4"><text:span text:style-name="Strong_20_Emphasis"><text:span text:style-name="T1">APPLY_MULTI_QUBIT_ROTATION n1 n2 ... nN axis angles</text:span></text:span></text:h>
      <text:p text:style-name="P19"><text:span text:style-name="T1">Applies simultaneous rotations around the specified </text:span><text:span text:style-name="Source_20_Text"><text:span text:style-name="T1">axis</text:span></text:span><text:span text:style-name="T1"> with given </text:span><text:span text:style-name="Source_20_Text"><text:span text:style-name="T1">angles</text:span></text:span><text:span text:style-name="T1"> to qubits/modes </text:span><text:span text:style-name="Source_20_Text"><text:span text:style-name="T1">n1</text:span></text:span><text:span text:style-name="T1"> through </text:span><text:span text:style-name="Source_20_Text"><text:span text:style-name="T1">nN</text:span></text:span><text:span text:style-name="T1">.</text:span></text:p>
      <text:p text:style-name="P20"/>
      <text:h text:style-name="P21" text:outline-level="4"><text:span text:style-name="Strong_20_Emphasis"><text:span text:style-name="T1">OPTICAL_SWITCH_CONTROL n state</text:span></text:span></text:h>
      <text:p text:style-name="P19"><text:span text:style-name="T1">Controls the physical optical switch for mode </text:span><text:span text:style-name="Source_20_Text"><text:span text:style-name="T1">n</text:span></text:span><text:span text:style-name="T1"> to route photons on or off path depending on </text:span><text:span text:style-name="Source_20_Text"><text:span text:style-name="T1">state</text:span></text:span><text:span text:style-name="T1">.</text:span></text:p>
      <text:p text:style-name="P20"/>
      <text:h text:style-name="P21" text:outline-level="4"><text:span text:style-name="Strong_20_Emphasis"><text:span text:style-name="T1">APPLY_FEEDFORWARD_GATE n control_reg</text:span></text:span></text:h>
      <text:p text:style-name="P19"><text:span text:style-name="T1">Applies a gate to qubit/mode </text:span><text:span text:style-name="Source_20_Text"><text:span text:style-name="T1">n</text:span></text:span><text:span text:style-name="T1"> controlled by the value in classical register </text:span><text:span text:style-name="Source_20_Text"><text:span text:style-name="T1">control_reg</text:span></text:span><text:span text:style-name="T1">, enabling dynamic gate application conditioned on measurement outcomes.</text:span></text:p>
      <text:p text:style-name="P20"/>
      <text:h text:style-name="P21" text:outline-level="4"><text:span text:style-name="Strong_20_Emphasis"><text:span text:style-name="T1">APPLY_NONLINEAR_SIGMA n param</text:span></text:span></text:h>
      <text:p text:style-name="P19"><text:span text:style-name="T1">Applies a custom nonlinear optical operation with parameter </text:span><text:span text:style-name="Source_20_Text"><text:span text:style-name="T1">param</text:span></text:span><text:span text:style-name="T1"> to mode </text:span><text:span text:style-name="Source_20_Text"><text:span text:style-name="T1">n</text:span></text:span><text:span text:style-name="T1">, allowing for experimental or hardware-specific nonlinear effects beyond Kerr.</text:span></text:p>
      <text:p text:style-name="P20"/>
      <text:h text:style-name="P21" text:outline-level="4"><text:soft-page-break/><text:span text:style-name="Strong_20_Emphasis"><text:span text:style-name="T1">MEASURE_WITH_DELAY n delay dest</text:span></text:span></text:h>
      <text:p text:style-name="P19"><text:span text:style-name="T1">Performs measurement on mode </text:span><text:span text:style-name="Source_20_Text"><text:span text:style-name="T1">n</text:span></text:span><text:span text:style-name="T1"> after a programmable </text:span><text:span text:style-name="Source_20_Text"><text:span text:style-name="T1">delay</text:span></text:span><text:span text:style-name="T1">, storing the result in classical register </text:span><text:span text:style-name="Source_20_Text"><text:span text:style-name="T1">dest</text:span></text:span><text:span text:style-name="T1">. Useful for temporal multiplexing or asynchronous protocols.</text:span></text:p>
      <text:p text:style-name="P20"/>
      <text:h text:style-name="P21" text:outline-level="4"><text:span text:style-name="Strong_20_Emphasis"><text:span text:style-name="T1">PHOTON_LOSS_CORRECTION n code</text:span></text:span></text:h>
      <text:p text:style-name="P19"><text:span text:style-name="T1">Initiates error correction routines on optical mode </text:span><text:span text:style-name="Source_20_Text"><text:span text:style-name="T1">n</text:span></text:span><text:span text:style-name="T1"> to mitigate photon loss errors using specified quantum error correction </text:span><text:span text:style-name="Source_20_Text"><text:span text:style-name="T1">code</text:span></text:span><text:span text:style-name="T1">.</text:span></text:p>
      <text:p text:style-name="P20"/>
      <text:h text:style-name="P21" text:outline-level="4"><text:span text:style-name="Strong_20_Emphasis"><text:span text:style-name="T1">PHOTON_EMISSION_PATTERN n pattern duration</text:span></text:span></text:h>
      <text:p text:style-name="P19"><text:span text:style-name="T1">Emits photons in mode </text:span><text:span text:style-name="Source_20_Text"><text:span text:style-name="T1">n</text:span></text:span><text:span text:style-name="T1"> following a time-encoded </text:span><text:span text:style-name="Source_20_Text"><text:span text:style-name="T1">pattern</text:span></text:span><text:span text:style-name="T1"> for </text:span><text:span text:style-name="Source_20_Text"><text:span text:style-name="T1">duration</text:span></text:span><text:span text:style-name="T1"> cycles, enabling complex photonic pulse trains or multiplexed sources.</text:span></text:p>
      <text:p text:style-name="P20"/>
      <text:h text:style-name="P21" text:outline-level="4"><text:span text:style-name="Strong_20_Emphasis"><text:span text:style-name="T1">APPLY_SQUEEZING_FEEDBACK n feedback_reg</text:span></text:span></text:h>
      <text:p text:style-name="P19"><text:span text:style-name="T1">Applies squeezing operation on mode </text:span><text:span text:style-name="Source_20_Text"><text:span text:style-name="T1">n</text:span></text:span><text:span text:style-name="T1"> with magnitude or phase modulated by classical register </text:span><text:span text:style-name="Source_20_Text"><text:span text:style-name="T1">feedback_reg</text:span></text:span><text:span text:style-name="T1">.</text:span></text:p>
      <text:p text:style-name="P20"/>
      <text:h text:style-name="P21" text:outline-level="4"><text:span text:style-name="Strong_20_Emphasis"><text:span text:style-name="T1">APPLY_PHOTON_SUBTRACTION n</text:span></text:span></text:h>
      <text:p text:style-name="P19"><text:span text:style-name="T1">Performs photon subtraction operation on optical mode </text:span><text:span text:style-name="Source_20_Text"><text:span text:style-name="T1">n</text:span></text:span><text:span text:style-name="T1">, a probabilistic process used in continuous-variable quantum computing and state engineering.</text:span></text:p>
      <text:p text:style-name="P20"/>
      <text:h text:style-name="P21" text:outline-level="4"><text:span text:style-name="Strong_20_Emphasis"><text:span text:style-name="T1">PHOTON_ADDITION n</text:span></text:span></text:h>
      <text:p text:style-name="P19"><text:span text:style-name="T1">Performs photon addition on mode </text:span><text:span text:style-name="Source_20_Text"><text:span text:style-name="T1">n</text:span></text:span><text:span text:style-name="T1">, complementary to subtraction, useful for non-Gaussian state preparation.</text:span></text:p>
      <text:p text:style-name="P20"/>
      <text:h text:style-name="P21" text:outline-level="4"><text:span text:style-name="Strong_20_Emphasis"><text:span text:style-name="T1">APPLY_MEASUREMENT_BASIS_CHANGE n basis</text:span></text:span></text:h>
      <text:p text:style-name="P19"><text:span text:style-name="T1">Dynamically changes measurement basis on mode/qubit </text:span><text:span text:style-name="Source_20_Text"><text:span text:style-name="T1">n</text:span></text:span><text:span text:style-name="T1"> to </text:span><text:span text:style-name="Source_20_Text"><text:span text:style-name="T1">basis</text:span></text:span><text:span text:style-name="T1"> before measurement, supporting flexible adaptive measurements.</text:span></text:p>
      <text:p text:style-name="P20"/>
      <text:h text:style-name="P21" text:outline-level="4"><text:span text:style-name="Strong_20_Emphasis"><text:span text:style-name="T1">CONTROLLED_PHASE_ROTATION control target angle</text:span></text:span></text:h>
      <text:p text:style-name="P19"><text:span text:style-name="T1">Performs a phase rotation on </text:span><text:span text:style-name="Source_20_Text"><text:span text:style-name="T1">target</text:span></text:span><text:span text:style-name="T1"> qubit/mode conditioned on the </text:span><text:span text:style-name="Source_20_Text"><text:span text:style-name="T1">control</text:span></text:span><text:span text:style-name="T1"> qubit/mode state by </text:span><text:span text:style-name="Source_20_Text"><text:span text:style-name="T1">angle</text:span></text:span><text:span text:style-name="T1">.</text:span></text:p>
      <text:p text:style-name="P17"><text:line-break/><text:line-break/><text:line-break/><text:span text:style-name="T8">Up until this point, only functions have been mentioned, lets see what practial applications those functions can do, below is some example code of what QOA is capable of doing.</text:span></text:p>
      <text:p text:style-name="P23"><text:soft-page-break/><text:span text:style-name="T9">EXAMPLE 1 START:</text:span><text:line-break/><text:line-break/><text:span text:style-name="T9">T</text:span>hree qubit Quantum Fourier Transform<text:line-break/></text:p>
      <text:p text:style-name="P24">; QOA Program: Quantum Fourier Transform with Optical Readout</text:p>
      <text:p text:style-name="P24"/>
      <text:p text:style-name="P24">; Initialize Quantum Registers</text:p>
      <text:p text:style-name="P24">QINI Q0 <text:s text:c="10"/>; Initialize quantum register Q0</text:p>
      <text:p text:style-name="P24">QINI Q1 <text:s text:c="10"/>; Initialize quantum register Q1</text:p>
      <text:p text:style-name="P24">QINI Q2 <text:s text:c="10"/>; Initialize quantum register Q2</text:p>
      <text:p text:style-name="P24"/>
      <text:p text:style-name="P24">; Load Basis States</text:p>
      <text:p text:style-name="P24">QLDB Q0 0 <text:s text:c="8"/>; Load |0⟩ into Q0</text:p>
      <text:p text:style-name="P24">QLDB Q1 1 <text:s text:c="8"/>; Load |1⟩ into Q1</text:p>
      <text:p text:style-name="P24">QLDB Q2 0 <text:s text:c="8"/>; Load |0⟩ into Q2</text:p>
      <text:p text:style-name="P24"/>
      <text:p text:style-name="P24">; Apply Hadamard Transform to All Qubits</text:p>
      <text:p text:style-name="P24">QHAD Q0</text:p>
      <text:p text:style-name="P24">QHAD Q1</text:p>
      <text:p text:style-name="P24">QHAD Q2</text:p>
      <text:p text:style-name="P24"/>
      <text:p text:style-name="P24">; Apply Controlled Phase Gates</text:p>
      <text:p text:style-name="P24">QCPH Q1 Q0 pi/2 <text:s text:c="3"/>; Apply controlled phase π/2 from Q1 to Q0</text:p>
      <text:p text:style-name="P24">QCPH Q2 Q0 pi/4 <text:s text:c="3"/>; Apply controlled phase π/4 from Q2 to Q0</text:p>
      <text:p text:style-name="P24">QCPH Q2 Q1 pi/2 <text:s text:c="3"/>; Apply controlled phase π/2 from Q2 to Q1</text:p>
      <text:p text:style-name="P24"/>
      <text:p text:style-name="P24">; Swap Qubits to Reverse Order</text:p>
      <text:p text:style-name="P24">QSWP Q0 Q2 <text:s text:c="7"/>; Swap Q0 and Q2</text:p>
      <text:p text:style-name="P24"/>
      <text:p text:style-name="P24">; Measure and Store Result</text:p>
      <text:p text:style-name="P24">QMSR Q0 R0 <text:s text:c="7"/>; Measure Q0 into classical R0</text:p>
      <text:p text:style-name="P24">QMSR Q1 R1 <text:s text:c="7"/>; Measure Q1 into classical R1</text:p>
      <text:p text:style-name="P24">QMSR Q2 R2 <text:s text:c="7"/>; Measure Q2 into classical R2</text:p>
      <text:p text:style-name="P24"/>
      <text:p text:style-name="P24">; Prepare Optical Channels</text:p>
      <text:p text:style-name="P24">OINI O0 <text:s text:c="10"/>; Initialize optical channel O0</text:p>
      <text:p text:style-name="P24">OINI O1 <text:s text:c="10"/>; Initialize optical channel O1</text:p>
      <text:p text:style-name="P24"/>
      <text:p text:style-name="P24">; Modulate Based on Quantum Results</text:p>
      <text:p text:style-name="P24">OMOD O0 R0 <text:s text:c="7"/>; Modulate optical O0 with result in R0</text:p>
      <text:p text:style-name="P24">OMOD O1 R1 <text:s text:c="7"/>; Modulate optical O1 with result in R1</text:p>
      <text:p text:style-name="P24"/>
      <text:p text:style-name="P24">; Interference and Output</text:p>
      <text:p text:style-name="P24">OINT O0 O1 O2 <text:s text:c="4"/>; Interfere O0 and O1, store in O2</text:p>
      <text:p text:style-name="P24">ODSP O2 <text:s text:c="10"/>; Display final optical signal O2</text:p>
      <text:p text:style-name="P24"/>
      <text:p text:style-name="P24">; Hybrid Control Signal Based on Quantum-Classical State</text:p>
      <text:p text:style-name="P24">HSIG R0 R1 1 <text:s text:c="5"/>; Trigger control if R0 AND R1 == 1</text:p>
      <text:p text:style-name="P24"/>
      <text:p text:style-name="P24">; End of Program</text:p>
      <text:p text:style-name="P24">HALT</text:p>
      <text:p text:style-name="P25"/>
      <text:p text:style-name="P25"/>
      <text:p text:style-name="P25"/>
      <text:p text:style-name="P25"/>
      <text:p text:style-name="P25"><text:soft-page-break/></text:p>
      <text:p text:style-name="P25"/>
      <text:p text:style-name="P26"><text:span text:style-name="T10">What does the above program listed do?<text:line-break/><text:line-break/></text:span><text:span text:style-name="T11">This QOA program performs a three qubit Quantum Fourier Transform (QFT), a fundamental algorithm in quantum computing, and translates the results into optical signals. It initializes three qubits, prepares them in superposition using Hadamard gates, applies controlled phase shifts to encode frequency components, and then reverses their order to complete the QFT. After measuring the quantum state into classical registers, the program modulates optical channels based on these measurements. It then combines the modulated signals through interference and displays the result optically. A hybrid control signal is triggered conditionally based on the quantum measurements, showcasing the integration of quantum logic with optical output.<text:line-break/><text:line-break/><text:line-break/></text:span><text:span text:style-name="T12">EXAMPLE 2 START:</text:span><text:span text:style-name="T11"><text:line-break/><text:line-break/></text:span><text:span text:style-name="T8">QOA Optical Network Switch<text:line-break/></text:span></text:p>
      <text:p text:style-name="P27"/>
      <text:p text:style-name="P28">; Converts incoming optical signals into electrical ones based on routing logic</text:p>
      <text:p text:style-name="P28"/>
      <text:p text:style-name="P28">; Initialize classical registers</text:p>
      <text:p text:style-name="P28">LOAD R0 0 <text:s text:c="10"/>; Clear register R0 (route selector)</text:p>
      <text:p text:style-name="P28">LOAD R1 1 <text:s text:c="10"/>; Route control signal</text:p>
      <text:p text:style-name="P28"/>
      <text:p text:style-name="P28">; Initialize optical input channels</text:p>
      <text:p text:style-name="P28">OPT_INIT O0 <text:s text:c="8"/>; Optical input channel 0</text:p>
      <text:p text:style-name="P28">OPT_INIT O1 <text:s text:c="8"/>; Optical input channel 1</text:p>
      <text:p text:style-name="P28">OPT_INIT O2 <text:s text:c="8"/>; Optical input channel 2</text:p>
      <text:p text:style-name="P28"/>
      <text:p text:style-name="P28">; Initialize optical-to-electrical converters</text:p>
      <text:p text:style-name="P28">OPT_ELEC_INIT E0 <text:s text:c="3"/>; Electrical output from optical input</text:p>
      <text:p text:style-name="P28">OPT_ELEC_INIT E1</text:p>
      <text:p text:style-name="P28">OPT_ELEC_INIT E2</text:p>
      <text:p text:style-name="P28"/>
      <text:p text:style-name="P28">; Begin input signal capture</text:p>
      <text:p text:style-name="P28">OPT_CAPTURE O0</text:p>
      <text:p text:style-name="P28">OPT_CAPTURE O1</text:p>
      <text:p text:style-name="P28">OPT_CAPTURE O2</text:p>
      <text:p text:style-name="P28"/>
      <text:p text:style-name="P28">; Routing logic - based on R1, select which optical signal to convert</text:p>
      <text:p text:style-name="P28">CMP R1 0</text:p>
      <text:p text:style-name="P28">JZ ROUTE0</text:p>
      <text:p text:style-name="P28">CMP R1 1</text:p>
      <text:p text:style-name="P28">JZ ROUTE1</text:p>
      <text:p text:style-name="P28">CMP R1 2</text:p>
      <text:p text:style-name="P28">JZ ROUTE2</text:p>
      <text:p text:style-name="P28">JMP END</text:p>
      <text:p text:style-name="P28"/>
      <text:p text:style-name="P28">ROUTE0</text:p>
      <text:p text:style-name="P28">OPT_MODULATE O0 E0 <text:s text:c="4"/>; Convert O0 to E0 (electrical)</text:p>
      <text:p text:style-name="P28">STORE E0 0x1000 <text:s text:c="7"/>; Output to memory-mapped IO or electrical bus</text:p>
      <text:p text:style-name="P28">JMP END</text:p>
      <text:p text:style-name="P28"/>
      <text:p text:style-name="P28"><text:soft-page-break/>ROUTE1</text:p>
      <text:p text:style-name="P28">OPT_MODULATE O1 E1</text:p>
      <text:p text:style-name="P28">STORE E1 0x1000</text:p>
      <text:p text:style-name="P28">JMP END</text:p>
      <text:p text:style-name="P28"/>
      <text:p text:style-name="P28">ROUTE2</text:p>
      <text:p text:style-name="P28">OPT_MODULATE O2 E2</text:p>
      <text:p text:style-name="P28">STORE E2 0x1000</text:p>
      <text:p text:style-name="P28">JMP END</text:p>
      <text:p text:style-name="P28"/>
      <text:p text:style-name="P28">END</text:p>
      <text:p text:style-name="P28">HALT<text:line-break/><text:line-break/></text:p>
      <text:p text:style-name="P28"/>
      <text:p text:style-name="P28"/>
      <text:p text:style-name="P29"><text:span text:style-name="T10">What does the above program listed do?<text:line-break/><text:line-break/></text:span><text:span text:style-name="T13">This QOA program implements an optical network switch that selectively converts one of several incoming optical signals into an electrical signal based on a classical routing directive. It begins by initializing optical input channels and their corresponding optical-to-electrical converters. After capturing signals from all optical inputs, the program compares the routing value stored in a classical register to determine which optical input should be processed. It then modulates the selected optical signal into an electrical form and outputs it through a memory mapped interface for further classical use. The program is designed to bridge quantum </text:span><text:span text:style-name="T14">and/or </text:span><text:span text:style-name="T15">(mostly)</text:span><text:span text:style-name="T14"> </text:span><text:span text:style-name="T13">optical hardware with traditional digital control logic, enabling dynamic reconfiguration of signal pathways in hybrid optical electronic systems, </text:span><text:span text:style-name="T14">like optical network interfaces.<text:line-break/><text:line-break/></text:span></text:p>
      <text:p text:style-name="P30"><text:span text:style-name="T8">EXAMPLE </text:span><text:span text:style-name="T16">3 </text:span><text:span text:style-name="T8">START:<text:line-break/><text:line-break/></text:span></text:p>
      <text:p text:style-name="P31"/>
      <text:p text:style-name="P32">; Initialize registers</text:p>
      <text:p text:style-name="P32">QINIT Q0 Q999 <text:s text:c="11"/>; Clear and prepare 1000-qubit quantum register</text:p>
      <text:p text:style-name="P32"/>
      <text:p text:style-name="P32">; Apply Hadamard gate to create uniform superposition</text:p>
      <text:p text:style-name="P32">QHAD Q0 Q999 <text:s text:c="12"/>; Distribute amplitude equally</text:p>
      <text:p text:style-name="P32"/>
      <text:p text:style-name="P32">; Load target pattern from quantum memory</text:p>
      <text:p text:style-name="P32">LOADPAT P0 QM1000 QM1999 ; Load pattern from quantum memory range into pattern register P0</text:p>
      <text:p text:style-name="P32"/>
      <text:p text:style-name="P32">; Set iteration count (approximate sqrt of 2^1000)</text:p>
      <text:p text:style-name="P32">LOAD R0 25 <text:s text:c="14"/>; Set iteration counter</text:p>
      <text:p text:style-name="P32"/>
      <text:p text:style-name="P32">; Begin Grover iteration loop</text:p>
      <text:p text:style-name="P32">GROVER_LOOP</text:p>
      <text:p text:style-name="P32">ORACLE Q0 Q999 P0 <text:s text:c="7"/>; Phase inversion on pattern match</text:p>
      <text:p text:style-name="P32">DIFFUSE Q0 Q999 <text:s text:c="9"/>; Inversion about the mean</text:p>
      <text:p text:style-name="P32">DEC R0 <text:s text:c="18"/>; Decrement loop counter</text:p>
      <text:p text:style-name="P32">JNZ R0 GROVER_LOOP <text:s text:c="6"/>; Loop until finished</text:p>
      <text:p text:style-name="P32"/>
      <text:p text:style-name="P32">; Measure quantum state and move to classical register</text:p>
      <text:p text:style-name="P32"><text:soft-page-break/>QMEAS Q0 Q999 R1 <text:s text:c="8"/>; Store measurement in classical register R1</text:p>
      <text:p text:style-name="P32"/>
      <text:p text:style-name="P32">; Initialize optical subsystem</text:p>
      <text:p text:style-name="P32">OPT_INIT O0 <text:s text:c="13"/>; Optical buffer O0 for encoding measured result</text:p>
      <text:p text:style-name="P32">ENCODEOPT R1 O0 <text:s text:c="9"/>; Convert R1 data to modulated optical signal in O0</text:p>
      <text:p text:style-name="P32"/>
      <text:p text:style-name="P32">; Setup modulation hardware</text:p>
      <text:p text:style-name="P32">OPT_ELEC_INIT E0 <text:s text:c="8"/>; Prepare optical-to-electrical converter channel E0</text:p>
      <text:p text:style-name="P32">OPT_CAPTURE O0 <text:s text:c="10"/>; Begin capturing optical signal</text:p>
      <text:p text:style-name="P32"/>
      <text:p text:style-name="P32">; Begin routing and modulation</text:p>
      <text:p text:style-name="P32">OPT_MODULATE O0 E0 <text:s text:c="6"/>; Modulate optical signal O0 into electrical signal E0</text:p>
      <text:p text:style-name="P32">STORE E0 0x2000 <text:s text:c="9"/>; Output electrical result to memory-mapped classical I/O</text:p>
      <text:p text:style-name="P32"/>
      <text:p text:style-name="P32">; End program</text:p>
      <text:p text:style-name="P32">HALT</text:p>
      <text:p text:style-name="P32"/>
      <text:p text:style-name="P32"/>
      <text:p text:style-name="P33">What does the above program listed do?</text:p>
      <text:p text:style-name="P34"/>
      <text:p text:style-name="P35">This version loads a pattern for Grover's algorithm from <text:span text:style-name="T17">theroetical </text:span>quantum memory addresses <text:span text:style-name="Source_20_Text"><text:span text:style-name="T1">QM1000</text:span></text:span> to <text:span text:style-name="Source_20_Text"><text:span text:style-name="T1">QM1999</text:span></text:span> into the pattern register <text:span text:style-name="Source_20_Text"><text:span text:style-name="T1">P0</text:span></text:span>, simulating a hardware style memory fetch instead of embedding a pattern inline. This is more consistent with scalable systems and architectures where quantum memory modules store pre encoded targets or configurations.</text:p>
      <text:p text:style-name="P34"><text:line-break/><text:span text:style-name="T8">EXAMPLE </text:span><text:span text:style-name="T16">4 </text:span><text:span text:style-name="T8">START:</text:span></text:p>
      <text:p text:style-name="P31"/>
      <text:p text:style-name="P36"><text:line-break/><text:span text:style-name="T11">; Initialize registers</text:span></text:p>
      <text:p text:style-name="P32">QINIT Q0 Q999 <text:s text:c="12"/>; Clear 1000 qubit quantum register for computation</text:p>
      <text:p text:style-name="P32">QINIT QTEMP0 QTEMP999 <text:s text:c="4"/>; Temporary registers for intermediate quantum states</text:p>
      <text:p text:style-name="P32">QINIT QRES0 QRES255 <text:s text:c="6"/>; Result register to store period/output</text:p>
      <text:p text:style-name="P32"/>
      <text:p text:style-name="P32">; Load target RSA modulus from quantum memory</text:p>
      <text:p text:style-name="P32">LOADQM M0 QM2000 QM20255 <text:s/>; Load 2048-bit modulus from quantum memory into M0</text:p>
      <text:p text:style-name="P32"/>
      <text:p text:style-name="P32">; Pick a random coprime 'a' &lt; N (modulus), hardcoded or loaded</text:p>
      <text:p text:style-name="P32">LOADQM A0 QM3000 QM30255 <text:s/>; Load coprime value into A0</text:p>
      <text:p text:style-name="P32"/>
      <text:p text:style-name="P32">; Compute modular exponentiation of A0^x mod N using quantum circuits</text:p>
      <text:p text:style-name="P32">QMOD_EXP A0 M0 Q0 QTEMP0 <text:s/>; Modular exponentiation circuit initialized</text:p>
      <text:p text:style-name="P32"/>
      <text:p text:style-name="P32">; Perform Quantum Fourier Transform to extract period</text:p>
      <text:p text:style-name="P32">QFT Q0 Q999 <text:s text:c="14"/>; Apply QFT over result register</text:p>
      <text:p text:style-name="P32"/>
      <text:p text:style-name="P32">; Measure Q0 into classical register to extract period guess</text:p>
      <text:p text:style-name="P32">QMEAS Q0 Q999 R0 <text:s text:c="9"/>; Measured guess of the period</text:p>
      <text:p text:style-name="P32"/>
      <text:p text:style-name="P32">; Perform classical post-processing (GCD etc.) not shown here</text:p>
      <text:p text:style-name="P32">; Would typically be handled after quantum step</text:p>
      <text:p text:style-name="P32">; For completeness:</text:p>
      <text:p text:style-name="P32">; CLASSICAL_GCD A0 R0 M0 -&gt; candidate factors</text:p>
      <text:p text:style-name="P32"><text:soft-page-break/></text:p>
      <text:p text:style-name="P32">; Final quantum cleanup (optional)</text:p>
      <text:p text:style-name="P32">QRESET Q0 Q999 <text:s text:c="11"/>; Zero out quantum registers</text:p>
      <text:p text:style-name="P32">QRESET QTEMP0 QTEMP999</text:p>
      <text:p text:style-name="P32">QRESET QRES0 QRES255</text:p>
      <text:p text:style-name="P32"/>
      <text:p text:style-name="P32">HALT<text:line-break/><text:line-break/></text:p>
      <text:p text:style-name="P33">What does the above program listed do?</text:p>
      <text:p text:style-name="P35">This QOA code represents a low level quantum program to factor an RSA modulus using <text:span text:style-name="Strong_20_Emphasis"><text:span text:style-name="T11">Shor’s Algorithm</text:span></text:span>. It loads both the modulus and a chosen base value from quantum memory, performs modular exponentiation, applies a Quantum Fourier Transform to find the periodicity, and measures the result to obtain the period, which can be used to derive the prime factors classically.</text:p>
      <text:p text:style-name="P6"><text:span text:style-name="T11">The entire execution takes place </text:span><text:span text:style-name="Strong_20_Emphasis"><text:span text:style-name="T11">exclusively on a quantum computer</text:span></text:span><text:span text:style-name="T11">, with no classical/optical or external data transfer until after the quantum measurement. The classical GCD and modular checks would happen post-measurement, either through a quantum classical hybrid interface or deferred to another QOA sequence.</text:span></text:p>
      <text:p text:style-name="P34"/>
      <text:p text:style-name="P34">This is all for now. QOA is still being modeled and developed solely by me, and any practical applications would not be relevant until optical and quantum systems become more commonplace. As these technologies mature and gain wider adoption, QOA aims to provide a unified low-level assembly language capable of efficiently programming and controlling purely optical, purely quantum, or hybrid quantum-optical computing platforms. Until then, QOA remains <text:span text:style-name="T17">my theoretical passion</text:span> project focused on laying the groundwork for future advancements in these <text:span text:style-name="T17">future</text:span> fields <text:span text:style-name="T17">of computing</text:span></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8T18:31:51.315030307</meta:creation-date>
    <dc:date>2025-06-08T19:16:11.618684695</dc:date>
    <meta:editing-duration>PT13M39S</meta:editing-duration>
    <meta:editing-cycles>7</meta:editing-cycles>
    <meta:generator>LibreOffice/25.2.3.2$Linux_X86_64 LibreOffice_project/520$Build-2</meta:generator>
    <meta:document-statistic meta:table-count="0" meta:image-count="0" meta:object-count="0" meta:page-count="14" meta:paragraph-count="305" meta:word-count="2913" meta:character-count="19189" meta:non-whitespace-character-count="16162"/>
  </office:meta>
</office:document-meta>
</file>